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</style:style>
    <style:style style:name="gr2" style:family="graphic" style:parent-style-name="standard">
      <style:graphic-properties svg:stroke-width="0.051cm" draw:fill="solid" draw:fill-color="#e6e6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fill="solid" draw:fill-color="#b3b3b3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fill="solid" draw:fill-color="#ffffcc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draw:fill="none" draw:fill-color="#ffffff" draw:textarea-horizontal-align="left" draw:auto-grow-width="true" fo:padding-top="0.15cm" fo:padding-bottom="0.15cm" fo:padding-left="0.275cm" fo:padding-right="0.275cm"/>
    </style:style>
    <style:style style:name="gr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1.407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fill="solid" draw:fill-color="#e6e6ff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 style:list-style-name="L1">
      <style:graphic-properties svg:stroke-width="0.051cm" draw:fill="solid" draw:fill-color="#b3b3b3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1.051cm" fo:min-width="0.305cm" fo:padding-top="0.15cm" fo:padding-bottom="0.15cm" fo:padding-left="0.275cm" fo:padding-right="0.275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stroke-dash="Dashed_20__28_var_29_" draw:marker-end="Arrow" draw:fill="none" fo:min-height="0.714cm"/>
    </style:style>
    <style:style style:name="gr16" style:family="graphic" style:parent-style-name="standard">
      <style:graphic-properties draw:stroke="dash" draw:stroke-dash="Fine_20_Dashed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62cm" svg:height="0.963cm" svg:x="25.496cm" svg:y="3.54cm">
          <draw:text-box>
            <text:p text:style-name="P1">Physical Memory</text:p>
          </draw:text-box>
        </draw:frame>
        <draw:rect draw:style-name="gr2" draw:text-style-name="P1" draw:layer="layout" svg:width="7.62cm" svg:height="61.973cm" svg:x="25.496cm" svg:y="4.503cm">
          <text:p/>
        </draw:rect>
        <draw:frame draw:style-name="gr3" draw:layer="layout" svg:width="2.698cm" svg:height="1.013cm" svg:x="33.196cm" svg:y="5.138cm">
          <draw:text-box>
            <text:p>0x03FF</text:p>
          </draw:text-box>
        </draw:frame>
        <draw:rect draw:style-name="gr4" draw:text-style-name="P1" draw:layer="layout" svg:width="7.62cm" svg:height="1.27cm" svg:x="25.496cm" svg:y="4.503cm">
          <text:p text:style-name="P1">Interrupt Vector Table</text:p>
        </draw:rect>
        <draw:rect draw:style-name="gr4" draw:text-style-name="P1" draw:layer="layout" svg:width="7.62cm" svg:height="1.27cm" svg:x="25.496cm" svg:y="10.071cm">
          <text:p text:style-name="P1">Stage 1</text:p>
        </draw:rect>
        <draw:frame draw:style-name="gr3" draw:layer="layout" svg:width="2.622cm" svg:height="1.013cm" svg:x="22.874cm" svg:y="6.665cm">
          <draw:text-box>
            <text:p>0x0500</text:p>
          </draw:text-box>
        </draw:frame>
        <draw:frame draw:style-name="gr3" draw:layer="layout" svg:width="2.728cm" svg:height="1.013cm" svg:x="22.928cm" svg:y="9.694cm">
          <draw:text-box>
            <text:p>0x7C00</text:p>
          </draw:text-box>
        </draw:frame>
        <draw:rect draw:style-name="gr4" draw:text-style-name="P1" draw:layer="layout" svg:width="7.62cm" svg:height="1.27cm" svg:x="25.496cm" svg:y="24.608cm">
          <text:p text:style-name="P1">BIOS ROM</text:p>
        </draw:rect>
        <draw:frame draw:style-name="gr3" draw:layer="layout" svg:width="3.012cm" svg:height="1.013cm" svg:x="22.484cm" svg:y="24.23cm">
          <draw:text-box>
            <text:p>0xF0000</text:p>
          </draw:text-box>
        </draw:frame>
        <draw:frame draw:style-name="gr3" draw:layer="layout" svg:width="3.164cm" svg:height="1.013cm" svg:x="33.127cm" svg:y="25.243cm">
          <draw:text-box>
            <text:p>0xFFFFF</text:p>
          </draw:text-box>
        </draw:frame>
        <draw:rect draw:style-name="gr5" draw:text-style-name="P1" draw:layer="layout" svg:width="7.62cm" svg:height="1.27cm" svg:x="25.496cm" svg:y="5.773cm">
          <text:p text:style-name="P1">BIOS Data Area</text:p>
        </draw:rect>
        <draw:frame draw:style-name="gr3" draw:layer="layout" svg:width="2.622cm" svg:height="1.013cm" svg:x="22.956cm" svg:y="4.125cm">
          <draw:text-box>
            <text:p>0x0000</text:p>
          </draw:text-box>
        </draw:frame>
        <draw:frame draw:style-name="gr3" draw:layer="layout" svg:width="2.622cm" svg:height="1.013cm" svg:x="22.956cm" svg:y="5.138cm">
          <draw:text-box>
            <text:p>0x0400</text:p>
          </draw:text-box>
        </draw:frame>
        <draw:frame draw:style-name="gr3" draw:layer="layout" svg:width="2.698cm" svg:height="1.013cm" svg:x="33.196cm" svg:y="6.408cm">
          <draw:text-box>
            <text:p>0x04FF</text:p>
          </draw:text-box>
        </draw:frame>
        <draw:frame draw:style-name="gr3" draw:layer="layout" svg:width="2.804cm" svg:height="1.013cm" svg:x="33.043cm" svg:y="10.113cm">
          <draw:text-box>
            <text:p>0x7DFF</text:p>
          </draw:text-box>
        </draw:frame>
        <draw:rect draw:style-name="gr5" draw:text-style-name="P1" draw:layer="layout" svg:width="7.62cm" svg:height="1.27cm" svg:x="25.496cm" svg:y="18.258cm">
          <text:p text:style-name="P1">VGA Frame Buffer</text:p>
        </draw:rect>
        <draw:frame draw:style-name="gr3" draw:layer="layout" svg:width="3.045cm" svg:height="1.013cm" svg:x="22.468cm" svg:y="17.88cm">
          <draw:text-box>
            <text:p>0xA0000</text:p>
          </draw:text-box>
        </draw:frame>
        <draw:frame draw:style-name="gr3" draw:layer="layout" svg:width="3.198cm" svg:height="1.013cm" svg:x="33.11cm" svg:y="18.893cm">
          <draw:text-box>
            <text:p>0xAFFFF</text:p>
          </draw:text-box>
        </draw:frame>
        <draw:rect draw:style-name="gr5" draw:text-style-name="P1" draw:layer="layout" svg:width="7.62cm" svg:height="1.27cm" svg:x="25.496cm" svg:y="19.528cm">
          <text:p text:style-name="P1">VGA Text Monochrome</text:p>
        </draw:rect>
        <draw:frame draw:style-name="gr3" draw:layer="layout" svg:width="3.045cm" svg:height="1.013cm" svg:x="22.468cm" svg:y="18.893cm">
          <draw:text-box>
            <text:p>0xB0000</text:p>
          </draw:text-box>
        </draw:frame>
        <draw:frame draw:style-name="gr3" draw:layer="layout" svg:width="3.16cm" svg:height="1.013cm" svg:x="33.129cm" svg:y="20.163cm">
          <draw:text-box>
            <text:p>0xB7FFF</text:p>
          </draw:text-box>
        </draw:frame>
        <draw:rect draw:style-name="gr5" draw:text-style-name="P1" draw:layer="layout" svg:width="7.62cm" svg:height="1.27cm" svg:x="25.496cm" svg:y="20.798cm">
          <text:p text:style-name="P1">VGA Text Color </text:p>
        </draw:rect>
        <draw:frame draw:style-name="gr3" draw:layer="layout" svg:width="3.045cm" svg:height="1.013cm" svg:x="22.468cm" svg:y="20.163cm">
          <draw:text-box>
            <text:p>0xB8000</text:p>
          </draw:text-box>
        </draw:frame>
        <draw:frame draw:style-name="gr3" draw:layer="layout" svg:width="3.198cm" svg:height="1.013cm" svg:x="33.11cm" svg:y="21.433cm">
          <draw:text-box>
            <text:p>0xBFFFF</text:p>
          </draw:text-box>
        </draw:frame>
        <draw:rect draw:style-name="gr4" draw:text-style-name="P1" draw:layer="layout" svg:width="7.62cm" svg:height="1.27cm" svg:x="25.496cm" svg:y="22.068cm">
          <text:p text:style-name="P1">Video BIOS ROM</text:p>
        </draw:rect>
        <draw:frame draw:style-name="gr3" draw:layer="layout" svg:width="3.079cm" svg:height="1.013cm" svg:x="22.451cm" svg:y="21.433cm">
          <draw:text-box>
            <text:p>0xC0000</text:p>
          </draw:text-box>
        </draw:frame>
        <draw:frame draw:style-name="gr3" draw:layer="layout" svg:width="3.194cm" svg:height="1.013cm" svg:x="33.112cm" svg:y="22.703cm">
          <draw:text-box>
            <text:p>0xC7FFF</text:p>
          </draw:text-box>
        </draw:frame>
        <draw:rect draw:style-name="gr5" draw:text-style-name="P1" draw:layer="layout" svg:width="7.62cm" svg:height="1.27cm" svg:x="25.496cm" svg:y="23.338cm">
          <text:p text:style-name="P1">Mapped Hardware &amp; Misc.</text:p>
        </draw:rect>
        <draw:frame draw:style-name="gr3" draw:layer="layout" svg:width="3.079cm" svg:height="1.013cm" svg:x="22.451cm" svg:y="22.703cm">
          <draw:text-box>
            <text:p>0xC8000</text:p>
          </draw:text-box>
        </draw:frame>
        <draw:frame draw:style-name="gr3" draw:layer="layout" svg:width="3.198cm" svg:height="1.013cm" svg:x="33.11cm" svg:y="23.973cm">
          <draw:text-box>
            <text:p>0xEFFFF</text:p>
          </draw:text-box>
        </draw:frame>
        <draw:frame draw:style-name="gr6" draw:layer="layout" svg:width="3.854cm" svg:height="1.013cm" svg:x="33.246cm" svg:y="65.841cm">
          <draw:text-box>
            <text:p>0x800 0000</text:p>
          </draw:text-box>
        </draw:frame>
        <draw:custom-shape draw:style-name="gr7" draw:text-style-name="P1" draw:layer="layout" svg:width="1.27cm" svg:height="1.583cm" svg:x="28.69cm" svg:y="16.642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3.126cm" svg:height="1.013cm" svg:x="25.504cm" svg:y="17.212cm">
          <draw:text-box>
            <text:p>0x9FFFF</text:p>
          </draw:text-box>
        </draw:frame>
        <draw:frame draw:style-name="gr8" draw:text-style-name="P1" draw:layer="layout" svg:width="2.14cm" svg:height="1.013cm" svg:x="30.277cm" svg:y="17.175cm">
          <draw:text-box>
            <text:p text:style-name="P1">Stack</text:p>
          </draw:text-box>
        </draw:frame>
        <draw:frame draw:style-name="gr1" draw:layer="layout" svg:width="7.62cm" svg:height="0.963cm" svg:x="5.13cm" svg:y="3.508cm">
          <draw:text-box>
            <text:p text:style-name="P1">Logical Memory</text:p>
          </draw:text-box>
        </draw:frame>
        <draw:rect draw:style-name="gr2" draw:text-style-name="P1" draw:layer="layout" svg:width="7.62cm" svg:height="61.973cm" svg:x="5.13cm" svg:y="4.471cm">
          <text:p/>
        </draw:rect>
        <draw:frame draw:style-name="gr6" draw:layer="layout" svg:width="4.51cm" svg:height="1.013cm" svg:x="12.88cm" svg:y="65.809cm">
          <draw:text-box>
            <text:p>0xFFFF FFFF</text:p>
          </draw:text-box>
        </draw:frame>
        <draw:frame draw:style-name="gr3" draw:layer="layout" svg:width="2.622cm" svg:height="1.013cm" svg:x="2.682cm" svg:y="4.143cm">
          <draw:text-box>
            <text:p>0x0000</text:p>
          </draw:text-box>
        </draw:frame>
        <draw:rect draw:style-name="gr9" draw:text-style-name="P1" draw:layer="layout" svg:width="5.657cm" svg:height="1.456cm" svg:x="16.513cm" svg:y="69.019cm">
          <text:p text:style-name="P1">Free Memory</text:p>
        </draw:rect>
        <draw:rect draw:style-name="gr10" draw:text-style-name="P1" draw:layer="layout" svg:width="5.657cm" svg:height="1.456cm" svg:x="16.513cm" svg:y="67.568cm">
          <text:p text:style-name="P1">Legend</text:p>
        </draw:rect>
        <draw:rect draw:style-name="gr5" draw:text-style-name="P1" draw:layer="layout" svg:width="5.657cm" svg:height="1.456cm" svg:x="16.513cm" svg:y="70.496cm">
          <text:p text:style-name="P1"><text:span text:style-name="T1">Reserved </text:span></text:p>
        </draw:rect>
        <draw:rect draw:style-name="gr11" draw:text-style-name="P2" draw:layer="layout" svg:width="5.657cm" svg:height="1.456cm" svg:x="16.513cm" svg:y="71.943cm">
          <text:p text:style-name="P1"><text:span text:style-name="T1">Used </text:span></text:p>
        </draw:rect>
        <draw:rect draw:style-name="gr4" draw:text-style-name="P1" draw:layer="layout" svg:width="7.62cm" svg:height="1.366cm" svg:x="25.495cm" svg:y="11.836cm">
          <text:p text:style-name="P1">Stage 2</text:p>
        </draw:rect>
        <draw:frame draw:style-name="gr3" draw:layer="layout" svg:width="2.622cm" svg:height="1.013cm" svg:x="22.959cm" svg:y="11.397cm">
          <draw:text-box>
            <text:p>0x8000</text:p>
          </draw:text-box>
        </draw:frame>
        <draw:frame draw:style-name="gr3" draw:layer="layout" svg:width="2.973cm" svg:height="1.013cm" svg:x="33.225cm" svg:y="12.712cm">
          <draw:text-box>
            <text:p>0x12000</text:p>
          </draw:text-box>
        </draw:frame>
        <draw:frame draw:style-name="gr12" draw:text-style-name="P3" draw:layer="layout" svg:width="6.25cm" svg:height="1.723cm" svg:x="16.343cm" svg:y="11.42cm">
          <draw:text-box>
            <text:p><text:span text:style-name="T2">0x10000 is used as the buffer </text:span></text:p>
            <text:p><text:span text:style-name="T2">for transferring the kernel to </text:span></text:p>
            <text:p><text:span text:style-name="T2">high memory</text:span></text:p>
          </draw:text-box>
        </draw:frame>
        <draw:line draw:style-name="gr13" draw:text-style-name="P1" draw:layer="layout" svg:x1="22.001cm" svg:y1="12.569cm" svg:x2="25.51cm" svg:y2="12.569cm">
          <text:p/>
        </draw:line>
        <draw:rect draw:style-name="gr4" draw:text-style-name="P1" draw:layer="layout" svg:width="7.62cm" svg:height="1.366cm" svg:x="25.495cm" svg:y="27.536cm">
          <text:p text:style-name="P1">Kernel</text:p>
        </draw:rect>
        <draw:frame draw:style-name="gr3" draw:layer="layout" svg:width="3.325cm" svg:height="1.013cm" svg:x="33.155cm" svg:y="28.321cm">
          <draw:text-box>
            <text:p>0x200000</text:p>
          </draw:text-box>
        </draw:frame>
        <draw:frame draw:style-name="gr3" draw:layer="layout" svg:width="3.325cm" svg:height="1.013cm" svg:x="22.11cm" svg:y="27.078cm">
          <draw:text-box>
            <text:p>0x100000</text:p>
          </draw:text-box>
        </draw:frame>
        <draw:rect draw:style-name="gr4" draw:text-style-name="P1" draw:layer="layout" svg:width="7.62cm" svg:height="1.366cm" svg:x="5.135cm" svg:y="45.994cm">
          <text:p text:style-name="P1">Kernel</text:p>
        </draw:rect>
        <draw:frame draw:style-name="gr3" draw:layer="layout" svg:width="4.133cm" svg:height="1.013cm" svg:x="1cm" svg:y="45.601cm">
          <draw:text-box>
            <text:p>0xC0000000</text:p>
          </draw:text-box>
        </draw:frame>
        <draw:frame draw:style-name="gr3" draw:layer="layout" svg:width="4.133cm" svg:height="1.013cm" svg:x="12.81cm" svg:y="46.795cm">
          <draw:text-box>
            <text:p>0xC0100000</text:p>
          </draw:text-box>
        </draw:frame>
        <draw:line draw:style-name="gr14" draw:text-style-name="P1" draw:layer="layout" svg:x1="12.862cm" svg:y1="46.596cm" svg:x2="25.393cm" svg:y2="28.148cm">
          <text:p/>
        </draw:line>
        <draw:line draw:style-name="gr14" draw:text-style-name="P1" draw:layer="layout" svg:x1="20.23cm" svg:y1="74.083cm" svg:x2="23.103cm" svg:y2="74.084cm">
          <text:p/>
        </draw:line>
        <draw:frame draw:style-name="gr15" draw:text-style-name="P4" draw:layer="layout" svg:width="4.265cm" svg:height="0.964cm" svg:x="16.033cm" svg:y="73.73cm">
          <draw:text-box>
            <text:p text:style-name="P1"><text:span text:style-name="T2">Virtual to Physical</text:span></text:p>
          </draw:text-box>
        </draw:frame>
        <draw:rect draw:style-name="gr4" draw:text-style-name="P1" draw:layer="layout" svg:width="7.62cm" svg:height="3.997cm" svg:x="5.104cm" svg:y="4.457cm">
          <text:p text:style-name="P1">Identity Mapped</text:p>
          <text:p text:style-name="P1">Lower Memory</text:p>
        </draw:rect>
        <draw:line draw:style-name="gr14" draw:text-style-name="P1" draw:layer="layout" svg:x1="12.745cm" svg:y1="4.517cm" svg:x2="23.07cm" svg:y2="4.517cm">
          <text:p/>
        </draw:line>
        <draw:line draw:style-name="gr16" draw:text-style-name="P1" draw:layer="layout" svg:x1="12.81cm" svg:y1="8.422cm" svg:x2="25.361cm" svg:y2="29.943cm">
          <text:p/>
        </draw:line>
        <draw:frame draw:style-name="gr3" draw:layer="layout" svg:width="4.028cm" svg:height="1.013cm" svg:x="12.843cm" svg:y="8.012cm">
          <draw:text-box>
            <text:p>0x00400000</text:p>
          </draw:text-box>
        </draw:frame>
        <draw:rect draw:style-name="gr4" draw:text-style-name="P1" draw:layer="layout" svg:width="7.62cm" svg:height="1.27cm" svg:x="25.497cm" svg:y="7.973cm">
          <text:p text:style-name="P1">Page directory and Tables</text:p>
        </draw:rect>
        <draw:frame draw:style-name="gr3" draw:layer="layout" svg:width="2.622cm" svg:height="1.013cm" svg:x="22.842cm" svg:y="7.634cm">
          <draw:text-box>
            <text:p>0x1000</text:p>
          </draw:text-box>
        </draw:frame>
        <draw:frame draw:style-name="gr3" draw:layer="layout" svg:width="2.622cm" svg:height="1.013cm" svg:x="33.135cm" svg:y="8.603cm">
          <draw:text-box>
            <text:p>0x3000</text:p>
          </draw:text-box>
        </draw:frame>
        <draw:frame draw:style-name="gr3" draw:layer="layout" svg:width="4.21cm" svg:height="1.013cm" svg:x="1cm" svg:y="63.832cm">
          <draw:text-box>
            <text:p>0xFFC00000</text:p>
          </draw:text-box>
        </draw:frame>
        <draw:rect draw:style-name="gr4" draw:text-style-name="P1" draw:layer="layout" svg:width="7.62cm" svg:height="2.284cm" svg:x="5.135cm" svg:y="64.177cm">
          <text:p text:style-name="P1">Page directory and Tables </text:p>
        </draw:rect>
        <draw:line draw:style-name="gr14" draw:text-style-name="P1" draw:layer="layout" svg:x1="12.788cm" svg:y1="65.3cm" svg:x2="25.429cm" svg:y2="8.59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0-05-21T18:35:17.63</meta:creation-date>
    <dc:date>2012-01-11T11:55:25.85</dc:date>
    <meta:editing-duration>PT2H58M25S</meta:editing-duration>
    <meta:editing-cycles>13</meta:editing-cycles>
    <meta:generator>OpenOffice.org/3.3$Win32 OpenOffice.org_project/330m20$Build-9567</meta:generator>
    <meta:document-statistic meta:object-count="66"/>
  </office:meta>
</office:document-meta>
</file>